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f6a2e" officeooo:paragraph-rsid="000f6a2e"/>
    </style:style>
    <style:style style:name="P5" style:family="paragraph" style:parent-style-name="Standard">
      <style:text-properties style:font-name="Arial" fo:font-style="italic" officeooo:rsid="000f6a2e" officeooo:paragraph-rsid="000f6a2e" style:font-style-asian="italic" style:font-style-complex="italic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P7" style:family="paragraph" style:parent-style-name="Standard">
      <style:text-properties style:font-name="Arial" officeooo:rsid="00112fc4" officeooo:paragraph-rsid="00112fc4"/>
    </style:style>
    <style:style style:name="P8" style:family="paragraph" style:parent-style-name="Standard">
      <style:text-properties style:font-name="Arial" officeooo:rsid="0011c710" officeooo:paragraph-rsid="0011c710"/>
    </style:style>
    <style:style style:name="T1" style:family="text">
      <style:text-properties fo:font-weight="bold" officeooo:rsid="000f6a2e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12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emom-Ginger Beef Stirfry </text:span></text:p>
      <text:p text:style-name="P2"/>
      <text:p text:style-name="P1"/>
      <text:p text:style-name="P1"><text:span text:style-name="T2">Amount</text:span><text:tab/><text:tab/><text:span text:style-name="T2">Ingredient</text:span></text:p>
      <text:p text:style-name="P1"/>
      <text:p text:style-name="P4">1 lb<text:tab/><text:tab/><text:tab/>Flank Steak</text:p>
      <text:p text:style-name="P4"/>
      <text:p text:style-name="P5">Marinade</text:p>
      <text:p text:style-name="P4"/>
      <text:p text:style-name="P4">1<text:tab/><text:tab/><text:tab/>Juice of Small Lemon</text:p>
      <text:p text:style-name="P4">1<text:tab/><text:tab/><text:tab/>Ginger Toe, minced</text:p>
      <text:p text:style-name="P4">2 Tbs<text:tab/><text:tab/><text:tab/>Soy Sauce</text:p>
      <text:p text:style-name="P4">2 Tbs<text:tab/><text:tab/><text:tab/>Mirin rice wine</text:p>
      <text:p text:style-name="P4">1 Clove<text:tab/><text:tab/>Garlic, crushed</text:p>
      <text:p text:style-name="P4">¼ tsp<text:tab/><text:tab/><text:tab/>Chili Sesame Oil</text:p>
      <text:p text:style-name="P4"/>
      <text:p text:style-name="P4"/>
      <text:p text:style-name="P4"><text:tab/><text:tab/><text:tab/><text:span text:style-name="T3">Peanut Oil for stir fry</text:span></text:p>
      <text:p text:style-name="P4"/>
      <text:p text:style-name="P3">Cooking Instructions:</text:p>
      <text:p text:style-name="P1"/>
      <text:p text:style-name="P4">Combine Marinade ingredients in a glass bowl large enough to hold the flnak steak.</text:p>
      <text:p text:style-name="P4"/>
      <text:p text:style-name="P4">Cut Flank Steak across the grain into thin strips and add to Marinade.</text:p>
      <text:p text:style-name="P4"/>
      <text:p text:style-name="P4">Marinate Flank Steak for 1 hour.</text:p>
      <text:p text:style-name="P4"/>
      <text:p text:style-name="P7">Heat Peanut Oil in fry pan or wok.</text:p>
      <text:p text:style-name="P7"/>
      <text:p text:style-name="P7">When hot, add the Flank Steak and Marinade. <text:s text:c="2"/></text:p>
      <text:p text:style-name="P7"/>
      <text:p text:style-name="P7">As soon as blood begins to leave the Flank Steak, stir Flank Steak.</text:p>
      <text:p text:style-name="P7"/>
      <text:p text:style-name="P7">Pour off ½ of the pan’s liquid. <text:s/></text:p>
      <text:p text:style-name="P7"/>
      <text:p text:style-name="P7">Cook 1 minute.</text:p>
      <text:p text:style-name="P7"/>
      <text:p text:style-name="P8">Serve with Sweet and Sour Carrots, Onions, and Califlow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7T15:05:25.884000000</meta:creation-date>
    <meta:editing-duration>PT11M33S</meta:editing-duration>
    <meta:editing-cycles>3</meta:editing-cycles>
    <meta:generator>LibreOffice/6.3.2.2$Windows_X86_64 LibreOffice_project/98b30e735bda24bc04ab42594c85f7fd8be07b9c</meta:generator>
    <dc:date>2020-02-17T15:27:49.814000000</dc:date>
    <meta:print-date>2020-02-17T15:25:06.966000000</meta:print-date>
    <meta:document-statistic meta:table-count="0" meta:image-count="0" meta:object-count="0" meta:page-count="1" meta:paragraph-count="21" meta:word-count="125" meta:character-count="687" meta:non-whitespace-character-count="560"/>
  </office:meta>
</office:document-meta>
</file>